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1f93"/>
    </style:style>
    <style:style style:name="T1" style:family="text">
      <style:text-properties officeooo:rsid="00071f93"/>
    </style:style>
    <style:style style:name="T2" style:family="text">
      <style:text-properties officeooo:rsid="0008a051"/>
    </style:style>
    <style:style style:name="T3" style:family="text">
      <style:text-properties officeooo:rsid="000977bd"/>
    </style:style>
    <style:style style:name="T4" style:family="text">
      <style:text-properties officeooo:rsid="00099a10"/>
    </style:style>
    <style:style style:name="T5" style:family="text">
      <style:text-properties officeooo:rsid="000a0aa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rnier résultats :</text:span></text:p>
      <text:p text:style-name="P1"><text:span text:style-name="T1">Obtenu à partir du dernier corpus en date. On obtient 65% de bonne classification avec le perceptron multicouche, sur une image grise de 8*8 pixels.<text:line-break/></text:span></text:p>
      <text:p text:style-name="P1"><draw:frame draw:style-name="fr1" draw:name="Objet1" text:anchor-type="paragraph" svg:width="18.066cm" svg:height="4.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"><text:span text:style-name="T1">Nous avons ensuite fait varier la taille de l'image de </text:span><text:span text:style-name="T4">2</text:span><text:span text:style-name="T1">² à 16² pixels, et entrainé un perceptron pour chaque taille.<text:line-break/><text:line-break/></text:span></text:p>
      <text:p text:style-name="P1"><draw:frame draw:style-name="fr2" draw:name="Objet2" text:anchor-type="paragraph" svg:x="1.215cm" svg:y="0.132cm" svg:width="14.571cm" svg:height="8.602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1"><text:span text:style-name="T1"/></text:p>
      <text:p text:style-name="P1"><text:span text:style-name="T4">Le taux croit entre 2² et 8², et plafonne </text:span><text:span text:style-name="T5">ensuite entre 62 et</text:span><text:span text:style-name="T2"> 70%</text:span><text:span text:style-name="T1"> </text:span><text:span text:style-name="T2">de bonnes classifications. </text:span><text:span text:style-name="T4">Pass</text:span><text:span text:style-name="T5">é</text:span><text:span text:style-name="T4"> 8, l</text:span><text:span text:style-name="T2">'augmentation de la taille de l'image n'améliore pas </text:span><text:span text:style-name="T4">très </text:span><text:span text:style-name="T2">significativement la reconnaissance</text:span><text:span text:style-name="T3">, mais certaines taille semblent </text:span><text:span text:style-name="T5">légèrement </text:span><text:span text:style-name="T3">mieux adaptées au problème </text:span><text:span text:style-name="T4">(15² par rapport à 16²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Lupinski</meta:initial-creator>
    <meta:creation-date>2011-05-04T11:45:25</meta:creation-date>
    <meta:document-statistic meta:table-count="0" meta:image-count="0" meta:object-count="2" meta:page-count="1" meta:paragraph-count="4" meta:word-count="102" meta:character-count="578"/>
    <dc:date>2011-05-04T12:58:49</dc:date>
    <dc:creator>Nicolas Lupinski</dc:creator>
    <meta:editing-duration>PT00H09M33S</meta:editing-duration>
    <meta:editing-cycles>1</meta:editing-cycles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 fo:border="0.002cm solid #000000"/>
    </style:style>
    <style:style style:name="ce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 table:number-rows-repeated="58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DIV8 MLP Dernier Corpus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5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5" office:value-type="float" office:value="12">
            <text:p>1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20">
            <text:p>2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11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71cm" svg:height="8.602cm" xlink:href="." chart:class="chart:bar" chart:style-name="ch1">
        <chart:title svg:x="2.787cm" svg:y="0.173cm" chart:style-name="ch2">
          <text:p>Taux de classifications en fonction de la taille</text:p>
        </chart:title>
        <chart:legend chart:legend-position="end" svg:x="12.095cm" svg:y="4.019cm" chart:style-name="ch3"/>
        <chart:plot-area chart:style-name="ch4" chart:data-source-has-labels="both" svg:x="0.291cm" svg:y="0.848cm" svg:width="11.514cm" svg:height="7.41cm">
          <chart:axis chart:dimension="x" chart:name="primary-x" chart:style-name="ch5">
            <chart:categories table:cell-range-address="local-table.$A$2:.$A$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6" chart:label-cell-address="local-table.$B$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en Classé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4">
                <text:p>6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0888">
                <text:p>65.0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1302">
                <text:p>62.1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6805">
                <text:p>65.6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0473">
                <text:p>68.0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.8225">
                <text:p>69.8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2353">
                <text:p>63.2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